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lobal Problems (Environmental, Economic, Social)</text:span></text:h>
      <text:h text:style-name="Heading_20_4" text:outline-level="4"><text:span text:style-name="Strong_20_Emphasis">1. Environmental Problems</text:span></text:h>
      <text:list text:style-name="L1">
        <text:list-item>
          <text:p text:style-name="P1"><text:span text:style-name="Strong_20_Emphasis">Climate Change:</text:span> Rising global temperatures due to increased greenhouse gas emissions are causing more extreme weather events, rising sea levels, and disruptions to ecosystems.</text:p>
          <text:list>
            <text:list-item>
              <text:p text:style-name="P2"><text:span text:style-name="Strong_20_Emphasis">Impacts:</text:span> Melting ice caps, natural disasters (floods, hurricanes), disruption of agriculture, and biodiversity loss. </text:p>
            </text:list-item>
            <text:list-item>
              <text:p text:style-name="P2"><text:span text:style-name="Strong_20_Emphasis">Solutions:</text:span> Reducing carbon emissions, renewable energy adoption, reforestation, and international agreements like the Paris Agreement. </text:p>
            </text:list-item>
          </text:list>
        </text:list-item>
        <text:list-item>
          <text:p text:style-name="P1"><text:span text:style-name="Strong_20_Emphasis">Deforestation:</text:span> Large-scale deforestation, especially in tropical rainforests, leads to loss of biodiversity and affects the global climate.</text:p>
          <text:list>
            <text:list-item>
              <text:p text:style-name="P2"><text:span text:style-name="Strong_20_Emphasis">Impacts:</text:span> Loss of habitats for wildlife, reduced carbon absorption, and altered weather patterns. </text:p>
            </text:list-item>
            <text:list-item>
              <text:p text:style-name="P2"><text:span text:style-name="Strong_20_Emphasis">Solutions:</text:span> Promoting sustainable agriculture, enforcing anti-deforestation laws, and supporting reforestation efforts. </text:p>
            </text:list-item>
          </text:list>
        </text:list-item>
        <text:list-item>
          <text:p text:style-name="P1"><text:span text:style-name="Strong_20_Emphasis">Pollution:</text:span> Air, water, and soil pollution continue to pose serious threats to human health and the environment.</text:p>
          <text:list>
            <text:list-item>
              <text:p text:style-name="P2"><text:span text:style-name="Strong_20_Emphasis">Impacts:</text:span> Health problems (respiratory diseases, cancers), marine life destruction, and loss of clean water. </text:p>
            </text:list-item>
            <text:list-item>
              <text:p text:style-name="P1"><text:span text:style-name="Strong_20_Emphasis">Solutions:</text:span> Transitioning to cleaner technologies, waste management improvements, and global cooperation to reduce industrial pollution. </text:p>
            </text:list-item>
          </text:list>
        </text:list-item>
      </text:list>
      <text:h text:style-name="Heading_20_4" text:outline-level="4"><text:span text:style-name="Strong_20_Emphasis">2. Economic Problems</text:span></text:h>
      <text:list text:style-name="L2">
        <text:list-item>
          <text:p text:style-name="P3"><text:span text:style-name="Strong_20_Emphasis">Income Inequality:</text:span> Growing disparity between rich and poor within and between countries leads to social instability and economic challenges.</text:p>
          <text:list>
            <text:list-item>
              <text:p text:style-name="P4"><text:span text:style-name="Strong_20_Emphasis">Impacts:</text:span> Limited access to education and healthcare for the poor, social unrest, and hindered economic growth in developing countries. </text:p>
            </text:list-item>
            <text:list-item>
              <text:p text:style-name="P4"><text:span text:style-name="Strong_20_Emphasis">Solutions:</text:span> Progressive taxation, improving access to education and healthcare, and promoting fair wages. </text:p>
            </text:list-item>
          </text:list>
        </text:list-item>
        <text:list-item>
          <text:p text:style-name="P3"><text:span text:style-name="Strong_20_Emphasis">Unemployment:</text:span> High unemployment rates, especially in younger populations and developing economies, contribute to poverty and social unrest.</text:p>
          <text:list>
            <text:list-item>
              <text:p text:style-name="P4"><text:span text:style-name="Strong_20_Emphasis">Impacts:</text:span> Increased poverty, reliance on government aid, and social instability. </text:p>
            </text:list-item>
            <text:list-item>
              <text:p text:style-name="P4"><text:span text:style-name="Strong_20_Emphasis">Solutions:</text:span> Investment in education and job training, fostering entrepreneurship, and policies to encourage job creation in emerging industries. </text:p>
            </text:list-item>
          </text:list>
        </text:list-item>
        <text:list-item>
          <text:p text:style-name="P3"><text:span text:style-name="Strong_20_Emphasis">Global Debt Crisis:</text:span> Many developing countries face crippling national debt, which can prevent economic development and stability.</text:p>
          <text:list>
            <text:list-item>
              <text:p text:style-name="P4"><text:span text:style-name="Strong_20_Emphasis">Impacts:</text:span> Economic stagnation, inability to invest in infrastructure and social services, and dependency on foreign loans. </text:p>
            </text:list-item>
            <text:list-item>
              <text:p text:style-name="P3"><text:soft-page-break/><text:span text:style-name="Strong_20_Emphasis">Solutions:</text:span> Debt relief programs, more equitable global financial systems, and encouraging sustainable fiscal policies. </text:p>
            </text:list-item>
          </text:list>
        </text:list-item>
      </text:list>
      <text:h text:style-name="Heading_20_4" text:outline-level="4"><text:span text:style-name="Strong_20_Emphasis">3. Social Problems</text:span></text:h>
      <text:list text:style-name="L3">
        <text:list-item>
          <text:p text:style-name="P5"><text:span text:style-name="Strong_20_Emphasis">Poverty:</text:span> Despite economic growth in many parts of the world, poverty remains a significant issue, particularly in developing countries.</text:p>
          <text:list>
            <text:list-item>
              <text:p text:style-name="P6"><text:span text:style-name="Strong_20_Emphasis">Impacts:</text:span> Lack of access to basic necessities like food, clean water, and education. </text:p>
            </text:list-item>
            <text:list-item>
              <text:p text:style-name="P6"><text:span text:style-name="Strong_20_Emphasis">Solutions:</text:span> Social safety nets, microfinance initiatives, and efforts to create economic opportunities for the poor. </text:p>
            </text:list-item>
          </text:list>
        </text:list-item>
        <text:list-item>
          <text:p text:style-name="P5"><text:span text:style-name="Strong_20_Emphasis">Health Inequality:</text:span> Access to quality healthcare is unequal, with disadvantaged populations facing higher rates of disease and premature death.</text:p>
          <text:list>
            <text:list-item>
              <text:p text:style-name="P6"><text:span text:style-name="Strong_20_Emphasis">Impacts:</text:span> Shortened life expectancy, higher infant mortality rates, and the spread of preventable diseases. </text:p>
            </text:list-item>
            <text:list-item>
              <text:p text:style-name="P6"><text:span text:style-name="Strong_20_Emphasis">Solutions:</text:span> Improving healthcare infrastructure, global vaccination campaigns, and affordable healthcare access for all. </text:p>
            </text:list-item>
          </text:list>
        </text:list-item>
        <text:list-item>
          <text:p text:style-name="P5"><text:span text:style-name="Strong_20_Emphasis">Refugees and Displacement:</text:span> Ongoing conflicts, climate change, and political instability have led to millions of displaced people worldwide.</text:p>
          <text:list>
            <text:list-item>
              <text:p text:style-name="P6"><text:span text:style-name="Strong_20_Emphasis">Impacts:</text:span> Refugees face unsafe living conditions, lack of access to education, and challenges integrating into host societies. </text:p>
            </text:list-item>
            <text:list-item>
              <text:p text:style-name="P5"><text:span text:style-name="Strong_20_Emphasis">Solutions:</text:span> International cooperation on refugee resettlement, protection of human rights, and conflict resolution. </text:p>
            </text:list-item>
          </text:list>
        </text:list-item>
      </text:list>
      <text:h text:style-name="Heading_20_4" text:outline-level="4"><text:span text:style-name="Strong_20_Emphasis">4. Global Governance and Human Rights</text:span></text:h>
      <text:list text:style-name="L4">
        <text:list-item>
          <text:p text:style-name="P7"><text:span text:style-name="Strong_20_Emphasis">Human Rights Violations:</text:span> In many parts of the world, people face violations of their basic human rights, including discrimination, oppression, and lack of freedom of speech.</text:p>
          <text:list>
            <text:list-item>
              <text:p text:style-name="P8"><text:span text:style-name="Strong_20_Emphasis">Impacts:</text:span> Social unrest, suppression of minority groups, and long-term harm to societal development. </text:p>
            </text:list-item>
            <text:list-item>
              <text:p text:style-name="P8"><text:span text:style-name="Strong_20_Emphasis">Solutions:</text:span> Strengthening international human rights laws, supporting NGOs working in conflict zones, and promoting democracy and freedom of expression. </text:p>
            </text:list-item>
          </text:list>
        </text:list-item>
        <text:list-item>
          <text:p text:style-name="P7"><text:span text:style-name="Strong_20_Emphasis">Global Conflicts and Wars:</text:span> Ongoing wars and conflicts (e.g., in the Middle East, Ukraine) disrupt societies and create long-term instability.</text:p>
          <text:list>
            <text:list-item>
              <text:p text:style-name="P8"><text:span text:style-name="Strong_20_Emphasis">Impacts:</text:span> Loss of life, economic destruction, and displacement of populations. </text:p>
            </text:list-item>
            <text:list-item>
              <text:p text:style-name="P7"><text:span text:style-name="Strong_20_Emphasis">Solutions:</text:span> Diplomatic negotiations, peacekeeping missions, and conflict resolution programs. </text:p>
            </text:list-item>
          </text:list>
        </text:list-item>
      </text:list>
      <text:h text:style-name="Heading_20_4" text:outline-level="4"><text:span text:style-name="Strong_20_Emphasis">5. Technological and Ethical Issues</text:span></text:h>
      <text:list text:style-name="L5">
        <text:list-item>
          <text:p text:style-name="P9"><text:span text:style-name="Strong_20_Emphasis">Cybersecurity Threats:</text:span> As the world becomes more digitally interconnected, cyber-attacks and data breaches are increasing, threatening personal privacy and national security.</text:p>
          <text:list>
            <text:list-item>
              <text:p text:style-name="P10"><text:span text:style-name="Strong_20_Emphasis">Impacts:</text:span> Identity theft, financial losses, and potential harm to critical infrastructure. </text:p>
            </text:list-item>
            <text:list-item>
              <text:p text:style-name="P10"><text:soft-page-break/><text:span text:style-name="Strong_20_Emphasis">Solutions:</text:span> Strengthening cybersecurity measures, international regulations on cybercrime, and public awareness campaigns. </text:p>
            </text:list-item>
          </text:list>
        </text:list-item>
        <text:list-item>
          <text:p text:style-name="P9"><text:span text:style-name="Strong_20_Emphasis">Artificial Intelligence (AI) Ethics:</text:span> The development of AI and automation raises questions about job displacement, privacy, and the ethics of decision-making by machines.</text:p>
          <text:list>
            <text:list-item>
              <text:p text:style-name="P10"><text:span text:style-name="Strong_20_Emphasis">Impacts:</text:span> Potential job loss, loss of control over decision-making, and ethical concerns regarding AI use in warfare and surveillance. </text:p>
            </text:list-item>
            <text:list-item>
              <text:p text:style-name="P9"><text:span text:style-name="Strong_20_Emphasis">Solutions:</text:span> Developing ethical guidelines for AI use, creating new job opportunities in technology, and regulatory frameworks for AI developm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4:33.417653600</meta:creation-date>
    <dc:date>2025-03-18T20:15:48.042681600</dc:date>
    <meta:editing-duration>PT1M14S</meta:editing-duration>
    <meta:editing-cycles>1</meta:editing-cycles>
    <meta:document-statistic meta:table-count="0" meta:image-count="0" meta:object-count="0" meta:page-count="3" meta:paragraph-count="45" meta:word-count="690" meta:character-count="5128" meta:non-whitespace-character-count="4497"/>
    <meta:generator>LibreOffice/25.2.1.2$Windows_X86_64 LibreOffice_project/d3abf4aee5fd705e4a92bba33a32f40bc4e56f49</meta:generator>
  </office:meta>
</office:document-meta>
</file>